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3000001EE168CCB20.png" manifest:media-type="image/png"/>
  <manifest:file-entry manifest:full-path="Pictures/10000201000001BE000002333072BB88.png" manifest:media-type="image/png"/>
  <manifest:file-entry manifest:full-path="Pictures/1000000000000293000001EE8E359171.png" manifest:media-type="image/png"/>
  <manifest:file-entry manifest:full-path="Pictures/1000000000000293000001EE8FF4B37D.png" manifest:media-type="image/png"/>
  <manifest:file-entry manifest:full-path="Pictures/1000000000000293000001EE51711DE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4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684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4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32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Times New Roman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Serif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Times New Roman" fo:font-size="20pt" style:font-size-asian="20pt" style:font-size-complex="20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65cm" svg:height="7.22cm" svg:x="21.95cm" svg:y="0cm">
          <draw:image xlink:href="Pictures/1000000000000293000001EE51711DEB.png" xlink:type="simple" xlink:show="embed" xlink:actuate="onLoad">
            <text:p/>
          </draw:image>
        </draw:frame>
        <draw:frame draw:style-name="gr1" draw:text-style-name="P1" draw:layer="layout" svg:width="9.65cm" svg:height="7.22cm" svg:x="12.1cm" svg:y="0cm">
          <draw:image xlink:href="Pictures/1000000000000293000001EE8FF4B37D.png" xlink:type="simple" xlink:show="embed" xlink:actuate="onLoad">
            <text:p/>
          </draw:image>
        </draw:frame>
        <draw:frame draw:style-name="gr1" draw:text-style-name="P1" draw:layer="layout" svg:width="9.65cm" svg:height="7.22cm" svg:x="12.1cm" svg:y="7.43cm">
          <draw:image xlink:href="Pictures/1000000000000293000001EE8E359171.png" xlink:type="simple" xlink:show="embed" xlink:actuate="onLoad">
            <text:p/>
          </draw:image>
        </draw:frame>
        <draw:frame draw:style-name="gr1" draw:text-style-name="P1" draw:layer="layout" svg:width="9.65cm" svg:height="7.22cm" svg:x="21.95cm" svg:y="7.43cm">
          <draw:image xlink:href="Pictures/1000000000000293000001EE168CCB20.png" xlink:type="simple" xlink:show="embed" xlink:actuate="onLoad">
            <text:p/>
          </draw:image>
        </draw:frame>
        <draw:frame draw:style-name="gr2" draw:text-style-name="P2" draw:layer="layout" svg:width="1.454cm" svg:height="1.166cm" svg:x="12.1cm" svg:y="0cm">
          <draw:text-box>
            <text:p><text:span text:style-name="T1">(a)</text:span></text:p>
          </draw:text-box>
        </draw:frame>
        <draw:frame draw:style-name="gr2" draw:text-style-name="P2" draw:layer="layout" svg:width="1.454cm" svg:height="1.166cm" svg:x="22cm" svg:y="0.02cm">
          <draw:text-box>
            <text:p><text:span text:style-name="T1">(b)</text:span></text:p>
          </draw:text-box>
        </draw:frame>
        <draw:frame draw:style-name="gr2" draw:text-style-name="P2" draw:layer="layout" svg:width="1.454cm" svg:height="1.166cm" svg:x="22cm" svg:y="7.45cm">
          <draw:text-box>
            <text:p><text:span text:style-name="T1">(d)</text:span></text:p>
          </draw:text-box>
        </draw:frame>
        <draw:frame draw:style-name="gr2" draw:text-style-name="P2" draw:layer="layout" svg:width="1.454cm" svg:height="1.166cm" svg:x="12.1cm" svg:y="7.4cm">
          <draw:text-box>
            <text:p><text:span text:style-name="T1">(c)</text:span></text:p>
          </draw:text-box>
        </draw:frame>
        <draw:frame draw:style-name="gr3" draw:text-style-name="P1" draw:layer="layout" svg:width="12.04cm" svg:height="15.24cm" svg:x="-0.073cm" svg:y="-0.622cm">
          <draw:image xlink:href="Pictures/10000201000001BE000002333072BB88.png" xlink:type="simple" xlink:show="embed" xlink:actuate="onLoad">
            <text:p/>
          </draw:image>
        </draw:frame>
        <draw:frame draw:style-name="gr4" draw:text-style-name="P4" draw:layer="layout" svg:width="5.624cm" svg:height="0.99cm" svg:x="3.112cm" svg:y="0.392cm">
          <draw:text-box>
            <text:p text:style-name="P3"><text:span text:style-name="T2">Te Protective layer</text:span></text:p>
          </draw:text-box>
        </draw:frame>
        <draw:frame draw:style-name="gr5" draw:text-style-name="P4" draw:layer="layout" svg:width="5.369cm" svg:height="0.954cm" svg:x="3.28cm" svg:y="5.226cm">
          <draw:text-box>
            <text:p text:style-name="P3"><text:span text:style-name="T2">CdTe layer (3 µm)</text:span></text:p>
          </draw:text-box>
        </draw:frame>
        <draw:frame draw:style-name="gr6" draw:text-style-name="P4" draw:layer="layout" svg:width="5.369cm" svg:height="0.954cm" svg:x="3.21cm" svg:y="10.226cm">
          <draw:text-box>
            <text:p text:style-name="P3"><text:span text:style-name="T2">ZnTe layer (7 nm)</text:span></text:p>
          </draw:text-box>
        </draw:frame>
        <draw:frame draw:style-name="gr7" draw:text-style-name="P4" draw:layer="layout" svg:width="2.019cm" svg:height="0.982cm" svg:x="4.781cm" svg:y="12.21cm">
          <draw:text-box>
            <text:p text:style-name="P3"><text:span text:style-name="T2">GaA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8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8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9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6cm" fo:page-height="14.6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165cm" svg:x="1cm" svg:y="4.19cm"/>
      <draw:page-thumbnail draw:layer="backgroundobjects" svg:width="8.999cm" svg:height="4.165cm" svg:x="1cm" svg:y="12.766cm"/>
      <draw:page-thumbnail draw:layer="backgroundobjects" svg:width="8.999cm" svg:height="4.165cm" svg:x="1cm" svg:y="21.342cm"/>
      <draw:page-thumbnail draw:layer="backgroundobjects" svg:width="8.999cm" svg:height="4.165cm" svg:x="11cm" svg:y="4.19cm"/>
      <draw:page-thumbnail draw:layer="backgroundobjects" svg:width="8.999cm" svg:height="4.165cm" svg:x="11cm" svg:y="12.766cm"/>
      <draw:page-thumbnail draw:layer="backgroundobjects" svg:width="8.999cm" svg:height="4.165cm" svg:x="11cm" svg:y="21.342cm"/>
    </style:handout-master>
    <style:master-page style:name="Standard" style:page-layout-name="PM1" draw:style-name="Mdp1">
      <draw:frame presentation:style-name="Standard-title" draw:layer="backgroundobjects" svg:width="28.439cm" svg:height="2.443cm" svg:x="1.574cm" svg:y="0.583cm" presentation:class="title" presentation:placeholder="true">
        <draw:text-box/>
      </draw:frame>
      <draw:frame presentation:style-name="Standard-outline1" draw:layer="backgroundobjects" svg:width="28.439cm" svg:height="8.485cm" svg:x="1.574cm" svg:y="3.423cm" presentation:class="outline" presentation:placeholder="true">
        <draw:text-box/>
      </draw:frame>
      <draw:frame presentation:style-name="Mpr1" draw:text-style-name="MP2" draw:layer="backgroundobjects" svg:width="7.365cm" svg:height="1.009cm" svg:x="1.574cm" svg:y="13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19cm" svg:height="1.009cm" svg:x="10.799cm" svg:y="13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65cm" svg:height="1.009cm" svg:x="22.651cm" svg:y="13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04:16.970000000</meta:creation-date>
    <dc:date>2017-10-13T20:29:12.384000000</dc:date>
    <meta:editing-duration>PT27M33S</meta:editing-duration>
    <meta:editing-cycles>7</meta:editing-cycles>
    <meta:generator>LibreOffice/4.4.5.2$Windows_x86 LibreOffice_project/a22f674fd25a3b6f45bdebf25400ed2adff0ff99</meta:generator>
    <meta:document-statistic meta:object-count="36"/>
  </office:meta>
</office:document-meta>
</file>